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TablePreview1.svm" manifest:media-type=""/>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face style:name="Symbol" svg:font-family="Symbol" style:font-family-generic="swiss"/>
    <style:font-face style:name="Times-Italic" svg:font-family="Times-Italic" style:font-family-generic="swiss"/>
    <style:font-face style:name="Times-Roman" svg:font-family="Times-Roman"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0.002cm"/>
    </style:style>
    <style:style style:name="gr2" style:family="graphic" style:parent-style-name="standard">
      <style:graphic-properties draw:stroke="none" svg:stroke-color="#000000" draw:fill="none" draw:fill-color="#ffffff" draw:textarea-horizontal-align="left" draw:auto-grow-height="true" draw:auto-grow-width="true" fo:min-height="1.897cm" fo:min-width="6.386cm"/>
    </style:style>
    <style:style style:name="gr3" style:family="graphic" style:parent-style-name="standard">
      <style:graphic-properties draw:stroke="none" svg:stroke-color="#000000" draw:fill="none" draw:fill-color="#ffffff" draw:auto-grow-height="true" draw:auto-grow-width="false" fo:max-height="0cm" fo:min-height="1.423cm"/>
    </style:style>
    <style:style style:name="gr4" style:family="graphic" style:parent-style-name="standard">
      <style:graphic-properties draw:stroke="none" svg:stroke-color="#000000" draw:fill="none" draw:fill-color="#ffffff" draw:auto-grow-height="true" draw:auto-grow-width="false" fo:max-height="0cm" fo:min-height="21.007cm"/>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24.515cm"/>
    </style:style>
    <style:style style:name="gr7" style:family="graphic" style:parent-style-name="standard">
      <style:graphic-properties draw:stroke="none" svg:stroke-color="#000000" draw:fill="none" draw:fill-color="#ffffff" draw:auto-grow-height="true" draw:auto-grow-width="false" fo:max-height="0cm" fo:min-height="23.626cm"/>
    </style:style>
    <style:style style:name="gr8" style:family="graphic" style:parent-style-name="standard">
      <style:graphic-properties draw:stroke="none" svg:stroke-color="#000000" draw:fill="none" draw:fill-color="#ffffff" draw:auto-grow-height="true" draw:auto-grow-width="false" fo:max-height="0cm" fo:min-height="21.364cm"/>
    </style:style>
    <style:style style:name="gr9" style:family="graphic" style:parent-style-name="standard">
      <style:graphic-properties draw:stroke="none" svg:stroke-color="#000000" draw:fill="none" draw:fill-color="#ffffff" draw:auto-grow-height="true" draw:auto-grow-width="false" fo:max-height="0cm" fo:min-height="1.666cm"/>
    </style:style>
    <style:style style:name="gr10" style:family="graphic" style:parent-style-name="standard">
      <style:graphic-properties draw:stroke="none" svg:stroke-color="#000000" draw:fill="none" draw:fill-color="#ffffff" draw:auto-grow-height="true" draw:auto-grow-width="false" fo:max-height="0cm" fo:min-height="10.18cm"/>
    </style:style>
    <style:style style:name="gr11" style:family="graphic" style:parent-style-name="standard" style:list-style-name="L4">
      <style:graphic-properties draw:stroke="none" draw:fill="none" fo:min-height="25.052cm"/>
    </style:style>
    <style:style style:name="gr12" style:family="graphic" style:parent-style-name="standard" style:list-style-name="L4">
      <style:graphic-properties draw:stroke="none" draw:fill="none" fo:min-height="25.052cm"/>
    </style:style>
    <style:style style:name="gr13" style:family="graphic" style:parent-style-name="standard" style:list-style-name="L4">
      <style:graphic-properties draw:stroke="none" draw:fill="none" fo:min-height="25.052cm"/>
    </style:style>
    <style:style style:name="gr14" style:family="graphic" style:parent-style-name="standard" style:list-style-name="L4">
      <style:graphic-properties draw:stroke="none" draw:fill="none" fo:min-height="24.112cm"/>
    </style:style>
    <style:style style:name="gr15" style:family="graphic" style:parent-style-name="standard" style:list-style-name="L4">
      <style:graphic-properties draw:stroke="none" draw:fill="none" fo:min-height="24.112cm"/>
    </style:style>
    <style:style style:name="gr16" style:family="graphic" style:parent-style-name="standard" style:list-style-name="L4">
      <style:graphic-properties draw:stroke="none" draw:fill="none" fo:min-height="25.052cm"/>
    </style:style>
    <style:style style:name="gr17" style:family="graphic" style:parent-style-name="standard" style:list-style-name="L4">
      <style:graphic-properties draw:stroke="none" draw:fill="none" fo:min-height="24.112cm"/>
    </style:style>
    <style:style style:name="gr18" style:family="graphic" style:parent-style-name="standard" style:list-style-name="L4">
      <style:graphic-properties draw:stroke="none" draw:fill="none" fo:min-height="24.112cm"/>
    </style:style>
    <style:style style:name="gr19" style:family="graphic" style:parent-style-name="standard" style:list-style-name="L4">
      <style:graphic-properties draw:stroke="none" draw:fill="none" fo:min-height="24.112cm"/>
    </style:style>
    <style:style style:name="pr1" style:family="presentation" style:parent-style-name="Default-title">
      <style:graphic-properties draw:auto-grow-height="true" fo:min-height="4.675cm"/>
    </style:style>
    <style:style style:name="pr2" style:family="presentation" style:parent-style-name="Default-notes">
      <style:graphic-properties draw:fill-color="#ffffff" draw:auto-grow-height="true" fo:min-height="12.572cm"/>
    </style:style>
    <style:style style:name="pr3" style:family="presentation" style:parent-style-name="Default-notes">
      <style:graphic-properties draw:fill-color="#ffffff" fo:min-height="12.572cm"/>
    </style:style>
    <style:style style:name="co1" style:family="table-column">
      <style:table-column-properties style:column-width="2.349cm" style:use-optimal-column-width="false"/>
    </style:style>
    <style:style style:name="co2" style:family="table-column">
      <style:table-column-properties style:column-width="2.354cm" style:use-optimal-column-width="false"/>
    </style:style>
    <style:style style:name="ro1" style:family="table-row">
      <style:table-row-properties style:row-height="1.232cm"/>
    </style:style>
    <style:style style:name="ro2" style:family="table-row">
      <style:table-row-properties style:row-height="1.236cm"/>
    </style:style>
    <style:style style:name="ce1" style:family="table-cell">
      <loext:graphic-properties style:repeat="repeat"/>
      <style:text-properties fo:color="#0000ff" fo:font-weight="bold" style:font-weight-asian="bold" style:font-weight-complex="bold"/>
    </style:style>
    <style:style style:name="ce2" style:family="table-cell">
      <loext:graphic-properties style:repeat="repeat"/>
      <style:text-properties fo:color="#3333ff" fo:font-weight="bold" style:font-weight-asian="bold" style:font-weight-complex="bold"/>
    </style:style>
    <style:style style:name="ce3" style:family="table-cell">
      <loext:graphic-properties style:repeat="repeat"/>
    </style:style>
    <style:style style:name="ce4" style:family="table-cell">
      <loext:graphic-properties style:repeat="repeat"/>
      <style:text-properties fo:color="#006600" fo:font-weight="bold" style:font-weight-asian="bold" style:font-weight-complex="bold"/>
    </style:style>
    <style:style style:name="ce5" style:family="table-cell">
      <loext:graphic-properties style:repeat="repeat"/>
      <style:text-properties fo:color="#ff0000" fo:font-weight="bold" style:font-weight-asian="bold" style:font-weight-complex="bold"/>
    </style:style>
    <style:style style:name="ce6" style:family="table-cell">
      <loext:graphic-properties style:repeat="repeat"/>
      <style:text-properties fo:color="#ff00ff" fo:font-weight="bold" style:font-weight-asian="bold" style:font-weight-complex="bold"/>
    </style:style>
    <style:style style:name="ce7" style:family="table-cell">
      <loext:graphic-properties style:repeat="repeat"/>
      <style:text-properties fo:color="#330099" fo:font-weight="bold" style:font-weight-asian="bold" style:font-weight-complex="bold"/>
    </style:style>
    <style:style style:name="P1" style:family="paragraph">
      <style:text-properties fo:color="#6666ff" style:font-name="Arial" fo:font-size="26pt" fo:font-weight="bold" style:font-size-asian="26pt" style:font-weight-asian="bold" style:font-size-complex="26pt" style:font-weight-complex="bold"/>
    </style:style>
    <style:style style:name="P2" style:family="paragraph">
      <loext:graphic-properties draw:fill="none" draw:fill-color="#ffffff"/>
    </style:style>
    <style:style style:name="P3" style:family="paragraph">
      <style:paragraph-properties fo:text-align="center"/>
    </style:style>
    <style:style style:name="P4" style:family="paragraph">
      <loext:graphic-properties draw:fill="none" draw:fill-color="#ffffff"/>
      <style:text-properties style:font-name="Arial" fo:font-size="12pt" style:font-size-asian="12pt" style:font-size-complex="12pt"/>
    </style:style>
    <style:style style:name="P5" style:family="paragraph">
      <style:paragraph-properties fo:text-align="end"/>
    </style:style>
    <style:style style:name="P6" style:family="paragraph">
      <style:paragraph-properties fo:text-align="start"/>
    </style:style>
    <style:style style:name="P7" style:family="paragraph">
      <loext:graphic-properties draw:fill="none" draw:fill-color="#ffffff"/>
      <style:paragraph-properties fo:text-align="center"/>
      <style:text-properties style:font-name="Arial"/>
    </style:style>
    <style:style style:name="P8" style:family="paragraph">
      <loext:graphic-properties draw:fill-color="#ffffff"/>
    </style:style>
    <style:style style:name="P9" style:family="paragraph">
      <loext:graphic-properties draw:fill="none" draw:fill-color="#ffffff"/>
      <style:text-properties fo:color="#3333ff" fo:font-size="24pt" fo:font-weight="bold" style:font-size-asian="24pt" style:font-weight-asian="bold" style:font-size-complex="24pt" style:font-weight-complex="bold"/>
    </style:style>
    <style:style style:name="P10" style:family="paragraph">
      <style:text-properties fo:color="#3333ff" fo:font-weight="bold" style:font-weight-asian="bold" style:font-weight-complex="bold"/>
    </style:style>
    <style:style style:name="P11" style:family="paragraph">
      <style:text-properties fo:color="#006600" fo:font-weight="bold" style:font-weight-asian="bold" style:font-weight-complex="bold"/>
    </style:style>
    <style:style style:name="P12" style:family="paragraph">
      <style:text-properties fo:color="#ff0000" fo:font-weight="bold" style:font-weight-asian="bold" style:font-weight-complex="bold"/>
    </style:style>
    <style:style style:name="P13" style:family="paragraph">
      <style:text-properties fo:color="#ff00ff" fo:font-weight="bold" style:font-weight-asian="bold" style:font-weight-complex="bold"/>
    </style:style>
    <style:style style:name="P14" style:family="paragraph">
      <style:text-properties fo:color="#330099" fo:font-weight="bold" style:font-weight-asian="bold" style:font-weight-complex="bold"/>
    </style:style>
    <style:style style:name="P15" style:family="paragraph">
      <style:paragraph-properties fo:text-align="center"/>
      <style:text-properties fo:font-size="14pt" style:font-size-asian="14pt" style:font-size-complex="14pt"/>
    </style:style>
    <style:style style:name="P16" style:family="paragraph">
      <loext:graphic-properties draw:fill="none" draw:fill-color="#ffffff"/>
      <style:paragraph-properties fo:text-align="center"/>
      <style:text-properties fo:font-size="14pt" style:font-size-asian="14pt" style:font-size-complex="14pt"/>
    </style:style>
    <style:style style:name="P17" style:family="paragraph">
      <loext:graphic-properties draw:fill-color="#ffffff"/>
      <style:text-properties fo:font-size="20pt"/>
    </style:style>
    <style:style style:name="P18" style:family="paragraph">
      <style:paragraph-properties fo:text-align="center" style:text-autospace="none"/>
      <style:text-properties style:font-name="Times-Italic" fo:font-size="10pt" style:font-name-asian="Times-Italic" style:font-size-asian="10pt" style:font-name-complex="Times-Italic" style:font-size-complex="10pt"/>
    </style:style>
    <style:style style:name="P19" style:family="paragraph">
      <loext:graphic-properties draw:fill="none"/>
      <style:text-properties fo:color="#3333ff" fo:font-size="24pt" fo:font-weight="bold" style:font-size-asian="24pt" style:font-weight-asian="bold" style:font-size-complex="24pt" style:font-weight-complex="bold"/>
    </style:style>
    <style:style style:name="T1" style:family="text">
      <style:text-properties fo:color="#6666ff" style:font-name="Arial" fo:font-size="26pt" fo:font-weight="bold" style:font-size-asian="26pt" style:font-weight-asian="bold" style:font-size-complex="26pt" style:font-weight-complex="bold"/>
    </style:style>
    <style:style style:name="T2" style:family="text">
      <style:text-properties style:font-name="Arial" fo:font-size="12pt" style:font-size-asian="12pt" style:font-size-complex="12pt"/>
    </style:style>
    <style:style style:name="T3" style:family="text">
      <style:text-properties fo:font-weight="bold" style:font-weight-asian="bold" style:font-weight-complex="bold"/>
    </style:style>
    <style:style style:name="T4" style:family="text">
      <style:text-properties style:font-name="Arial"/>
    </style:style>
    <style:style style:name="T5" style:family="text">
      <style:text-properties style:font-name="Arial" fo:font-size="16pt" fo:font-weight="bold" style:font-size-asian="16pt" style:font-weight-asian="bold" style:font-size-complex="16pt" style:font-weight-complex="bold"/>
    </style:style>
    <style:style style:name="T6" style:family="text">
      <style:text-properties style:font-name="Arial" fo:font-size="16pt" fo:font-weight="normal" style:font-size-asian="16pt" style:font-weight-asian="normal" style:font-size-complex="16pt" style:font-weight-complex="normal"/>
    </style:style>
    <style:style style:name="T7" style:family="text">
      <style:text-properties style:font-name="Arial" fo:font-size="16pt" style:font-size-asian="16pt" style:font-size-complex="16pt"/>
    </style:style>
    <style:style style:name="T8" style:family="text">
      <style:text-properties fo:color="#3333ff" style:font-name="Arial" fo:font-size="24pt" fo:font-weight="bold" style:font-size-asian="24pt" style:font-weight-asian="bold" style:font-size-complex="24pt" style:font-weight-complex="bold"/>
    </style:style>
    <style:style style:name="T9" style:family="text">
      <style:text-properties fo:color="#000000" style:font-name="Arial" fo:font-size="14pt" fo:font-weight="normal" style:font-size-asian="14pt" style:font-weight-asian="normal" style:font-size-complex="14pt" style:font-weight-complex="normal"/>
    </style:style>
    <style:style style:name="T10" style:family="text">
      <style:text-properties fo:color="#000000" fo:font-size="18pt" fo:font-weight="normal" style:font-size-asian="18pt" style:font-weight-asian="normal" style:font-size-complex="18pt" style:font-weight-complex="normal"/>
    </style:style>
    <style:style style:name="T11" style:family="text">
      <style:text-properties fo:color="#3333ff" style:font-name="Arial" fo:font-size="20pt" fo:font-weight="bold" style:font-size-asian="20pt" style:font-weight-asian="bold" style:font-size-complex="20pt" style:font-weight-complex="bold"/>
    </style:style>
    <style:style style:name="T12" style:family="text">
      <style:text-properties fo:color="#000000" style:font-name="Arial" fo:font-size="12pt" fo:font-weight="normal" style:font-size-asian="12pt" style:font-weight-asian="normal" style:font-size-complex="12pt" style:font-weight-complex="normal"/>
    </style:style>
    <style:style style:name="T13" style:family="text">
      <style:text-properties fo:color="#3333ff" style:font-name="Arial" fo:font-size="14pt" fo:font-weight="bold" style:font-size-asian="14pt" style:font-weight-asian="bold" style:font-size-complex="14pt" style:font-weight-complex="bold"/>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style:font-size-asian="14pt" style:font-size-complex="14pt"/>
    </style:style>
    <style:style style:name="T16" style:family="text">
      <style:text-properties fo:color="#000000" style:font-name="Arial" fo:font-size="14pt" style:text-underline-style="solid" style:text-underline-width="auto" style:text-underline-color="font-color" fo:font-weight="bold" style:font-size-asian="14pt" style:font-weight-asian="bold" style:font-size-complex="14pt" style:font-weight-complex="bold"/>
    </style:style>
    <style:style style:name="T17" style:family="text">
      <style:text-properties fo:color="#000000" style:font-name="Arial" fo:font-size="14pt" fo:font-weight="bold" style:font-size-asian="14pt" style:font-weight-asian="bold" style:font-size-complex="14pt" style:font-weight-complex="bold"/>
    </style:style>
    <style:style style:name="T18" style:family="text">
      <style:text-properties fo:color="#000000" style:font-name="Arial" fo:font-size="14pt" style:text-underline-style="solid" style:text-underline-width="auto" style:text-underline-color="font-color" fo:font-weight="normal" style:font-size-asian="14pt" style:font-weight-asian="normal" style:font-size-complex="14pt" style:font-weight-complex="normal"/>
    </style:style>
    <style:style style:name="T19" style:family="text">
      <style:text-properties fo:color="#3333ff" style:font-name="Arial" fo:font-size="16pt" fo:font-weight="bold" style:font-size-asian="16pt" style:font-weight-asian="bold" style:font-size-complex="16pt" style:font-weight-complex="bold"/>
    </style:style>
    <style:style style:name="T20" style:family="text">
      <style:text-properties fo:font-variant="normal" fo:text-transform="none" fo:color="#000000" style:text-outline="false" style:text-line-through-style="none" style:text-line-through-type="none" style:font-name="Times-Italic" fo:font-size="20pt" fo:font-style="italic" fo:text-shadow="none" style:text-underline-style="none" fo:font-weight="normal" style:letter-kerning="true" style:font-name-asian="Times-Italic" style:font-size-asian="20pt" style:font-style-asian="italic" style:font-weight-asian="normal" style:font-name-complex="Times-Italic" style:font-size-complex="20pt" style:font-style-complex="italic" style:font-weight-complex="normal" style:text-emphasize="none" style:font-relief="none" style:text-overline-style="none" style:text-overline-color="font-color"/>
    </style:style>
    <style:style style:name="T21" style:family="text">
      <style:text-properties fo:font-variant="normal" fo:text-transform="none" fo:color="#000000" style:text-outline="false" style:text-line-through-style="none" style:text-line-through-type="none" style:font-name="Symbol" fo:font-size="20pt" fo:text-shadow="none" style:text-underline-style="none" fo:font-weight="normal" style:letter-kerning="true" style:font-name-asian="Symbol" style:font-size-asian="20pt" style:font-weight-asian="normal" style:font-name-complex="Symbol" style:font-size-complex="20pt" style:font-weight-complex="normal"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font-name="Times-Roman" fo:font-size="20pt" fo:text-shadow="none" style:text-underline-style="none" fo:font-weight="normal" style:letter-kerning="true" style:font-name-asian="Times-Roman" style:font-size-asian="20pt" style:font-weight-asian="normal" style:font-name-complex="Times-Roman" style:font-size-complex="20pt" style:font-weight-complex="normal"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font-name="Times-Roman" fo:font-size="20pt" fo:font-style="normal" fo:text-shadow="none" style:text-underline-style="none" fo:font-weight="normal" style:letter-kerning="true" style:font-name-asian="Times-Roman" style:font-size-asian="20pt" style:font-style-asian="normal" style:font-weight-asian="normal" style:font-name-complex="Times-Roman" style:font-size-complex="20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font-name="Arial" fo:font-size="14pt" fo:font-style="italic" fo:text-shadow="none" style:text-underline-style="none" fo:font-weight="normal" style:letter-kerning="true" style:font-name-asian="Times-Italic" style:font-size-asian="14pt" style:font-style-asian="italic" style:font-weight-asian="normal" style:font-name-complex="Times-Italic" style:font-size-complex="14pt" style:font-style-complex="italic" style:font-weight-complex="normal"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font-name="Arial" fo:font-size="20pt" fo:font-style="italic" fo:text-shadow="none" style:text-underline-style="none" fo:font-weight="normal" style:letter-kerning="true" style:font-name-asian="Times-Italic" style:font-size-asian="20pt" style:font-style-asian="italic" style:font-weight-asian="normal" style:font-name-complex="Times-Italic" style:font-size-complex="20pt" style:font-style-complex="italic" style:font-weight-complex="normal" style:text-emphasize="none" style:font-relief="none" style:text-overline-style="none" style:text-overline-color="font-color"/>
    </style:style>
    <style:style style:name="T26" style:family="text">
      <style:text-properties fo:font-variant="normal" fo:text-transform="none" fo:color="#000000" style:text-outline="false" style:text-line-through-style="none" style:text-line-through-type="none" style:font-name="Symbol1" fo:font-size="20pt" fo:text-shadow="none" style:text-underline-style="none" fo:font-weight="normal" style:letter-kerning="true" style:font-name-asian="Symbol1" style:font-size-asian="20pt" style:font-weight-asian="normal" style:font-name-complex="Symbol1" style:font-size-complex="20pt" style:font-weight-complex="normal" style:text-emphasize="none" style:font-relief="none" style:text-overline-style="none" style:text-overline-color="font-color"/>
    </style:style>
    <style:style style:name="T27" style:family="text">
      <style:text-properties fo:color="#000000" style:font-name="Arial" fo:font-size="16pt" fo:font-weight="normal" style:font-size-asian="16pt" style:font-weight-asian="normal" style:font-size-complex="1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fo:color="#000000" fo:font-size="100%"/>
      </text:list-level-style-number>
      <text:list-level-style-number text:level="2" style:num-suffix=")" style:num-format="1">
        <style:list-level-properties text:space-before="0.6cm" text:min-label-width="0.6cm"/>
        <style:text-properties fo:color="#000000" fo:font-size="100%"/>
      </text:list-level-style-number>
      <text:list-level-style-number text:level="3" style:num-suffix=")" style:num-format="1">
        <style:list-level-properties text:space-before="1.2cm" text:min-label-width="0.6cm"/>
        <style:text-properties fo:color="#000000" fo:font-size="100%"/>
      </text:list-level-style-number>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level-style-number text:level="10" style:num-suffix=")" style:num-format="1">
        <style:list-level-properties text:space-before="5.4cm" text:min-label-width="0.6cm"/>
        <style:text-properties fo:color="#000000"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18.899cm" svg:height="4.675cm" svg:x="0.764cm" svg:y="1.653cm" presentation:class="title" presentation:user-transformed="true">
          <draw:text-box>
            <text:p><text:span text:style-name="T1">Report 4</text:span></text:p>
          </draw:text-box>
        </draw:frame>
        <draw:frame draw:style-name="gr1" draw:text-style-name="P2" draw:layer="layout" svg:width="0.502cm" svg:height="1.187cm" svg:x="11.684cm" svg:y="3.556cm">
          <draw:text-box>
            <text:p/>
          </draw:text-box>
        </draw:frame>
        <draw:frame draw:style-name="gr2" draw:text-style-name="P4" draw:layer="layout" svg:width="6.886cm" svg:height="2.147cm" svg:x="6.83cm" svg:y="4.572cm">
          <draw:text-box>
            <text:p><text:span text:style-name="T2">Sobota Dominik, Mierzwa Michael</text:span></text:p>
            <text:p text:style-name="P3"><text:span text:style-name="T2"/></text:p>
            <text:p text:style-name="P3"><text:span text:style-name="T2">October 21st, 2016.</text:span></text:p>
            <text:p><text:span text:style-name="T2"/></text:p>
          </draw:text-box>
        </draw:frame>
        <draw:frame draw:style-name="gr3" draw:text-style-name="P2" draw:layer="layout" svg:width="2.286cm" svg:height="1.673cm" svg:x="18.542cm" svg:y="0.254cm">
          <draw:text-box>
            <text:p/>
            <text:p><text:span text:style-name="T3">1 <text:s text:c="6"/></text:span></text:p>
          </draw:text-box>
        </draw:frame>
        <draw:frame draw:style-name="gr4" draw:text-style-name="P7" draw:layer="layout" svg:width="18.034cm" svg:height="21.257cm" svg:x="1.27cm" svg:y="6.604cm">
          <draw:text-box>
            <text:p text:style-name="P3"><text:span text:style-name="T4">Table of Contents</text:span></text:p>
            <text:p text:style-name="P5"><text:span text:style-name="T5">1. Introduction <text:s/>……………………..………………………………….. <text:s/></text:span><text:span text:style-name="T6">2</text:span></text:p>
            <text:p text:style-name="P5"><text:span text:style-name="T6"><text:tab/></text:span><text:span text:style-name="T6">1.1 Task Division <text:s/>…………...……………….……………………. <text:s/>2</text:span></text:p>
            <text:p text:style-name="P5"><text:span text:style-name="T7"/></text:p>
            <text:p text:style-name="P5"><text:span text:style-name="T5">2. report4.pl <text:s/>….…………………………………………………………. <text:s/>3</text:span></text:p>
            <text:p text:style-name="P5"><text:span text:style-name="T7"><text:tab/></text:span><text:span text:style-name="T7">2.1 General Explanation <text:s/>………………..……………………...… <text:s/>3</text:span></text:p>
            <text:p text:style-name="P5"><text:span text:style-name="T7"><text:tab/></text:span><text:span text:style-name="T7">2.2 createEdges <text:s/>……..……………………………………………. <text:s/>4</text:span></text:p>
            <text:p text:style-name="P5"><text:span text:style-name="T7"><text:tab/></text:span><text:span text:style-name="T7">2.3 difficulty <text:s/>………………………………………………………... <text:s/>6</text:span></text:p>
            <text:p text:style-name="P5"><text:span text:style-name="T7"><text:tab/></text:span><text:span text:style-name="T7">2.4 h_m and h_e <text:s/>…………...…………..…………………………. <text:s/>6</text:span></text:p>
            <text:p text:style-name="P5"><text:span text:style-name="T7"><text:tab/></text:span><text:span text:style-name="T7">2.5 Test Cases <text:s/>……………………………………………………... 7</text:span></text:p>
            <text:p text:style-name="P5"><text:span text:style-name="T7"/></text:p>
            <text:p text:style-name="P5"><text:span text:style-name="T5">3. A* Search <text:s/>…….………………………………………………………. <text:s/>8</text:span></text:p>
            <text:p text:style-name="P5"><text:span text:style-name="T5"><text:tab/></text:span><text:span text:style-name="T6">3.1 Removed and modified <text:s/>……………………………………… <text:s/>8</text:span></text:p>
            <text:p text:style-name="P5"><text:span text:style-name="T7"><text:tab/></text:span><text:span text:style-name="T7">3.2 Implementation problems </text:span><text:span text:style-name="T6"><text:s/>…………………...</text:span><text:span text:style-name="T7">………………. <text:s/>8</text:span></text:p>
            <text:p text:style-name="P5"><text:span text:style-name="T7"><text:tab/></text:span><text:span text:style-name="T7"><text:tab/></text:span></text:p>
            <text:p text:style-name="P5"><text:span text:style-name="T5">4. RTA Search <text:s/>………………………………………………...………... <text:s/>9</text:span></text:p>
            <text:p text:style-name="P5"><text:span text:style-name="T5"><text:tab/></text:span><text:span text:style-name="T6">4.1 Removed and modified <text:s/>……………………………………… <text:s/>9</text:span><text:span text:style-name="T7"><text:tab/></text:span><text:span text:style-name="T7">4.2 Implementation problems </text:span><text:span text:style-name="T6"><text:s/>…………………...</text:span><text:span text:style-name="T7">………………. <text:s/>9</text:span></text:p>
            <text:p text:style-name="P5"><text:span text:style-name="T7"/></text:p>
            <text:p text:style-name="P5"><text:span text:style-name="T5">5. Efficiency <text:s/>..………………………………………………………….. 10</text:span></text:p>
            <text:p text:style-name="P5"><text:span text:style-name="T7"><text:tab/></text:span><text:span text:style-name="T7">5.1 A* efficiency <text:s/>…...…………………………………………...… 10</text:span></text:p>
            <text:p text:style-name="P5"><text:span text:style-name="T7"><text:tab/></text:span><text:span text:style-name="T7">5.2 RTA efficiency <text:s/>…………………………..……………………. 11</text:span></text:p>
            <text:p text:style-name="P5"><text:span text:style-name="T7"><text:tab/></text:span><text:span text:style-name="T7">5.3 Conclusions <text:s/>………………………………………………...… 11</text:span></text:p>
            <text:p text:style-name="P5"><text:span text:style-name="T7"/></text:p>
            <text:p text:style-name="P5"><text:span text:style-name="T7"><text:tab/></text:span></text:p>
            <text:p text:style-name="P6"><text:span text:style-name="T7"><text:tab/></text:span></text:p>
            <text:p text:style-name="P6"><text:span text:style-name="T7"/></text:p>
            <text:p text:style-name="P6"><text:span text:style-name="T7"/></text:p>
          </draw:text-box>
        </draw:frame>
        <presentation:notes draw:style-name="dp2">
          <office:forms form:automatic-focus="false" form:apply-design-mode="false"/>
          <draw:page-thumbnail draw:style-name="gr5" draw:layer="layout" svg:width="13.968cm" svg:height="10.476cm" svg:x="3.81cm" svg:y="2.123cm" draw:page-number="1" presentation:class="page"/>
          <draw:frame presentation:style-name="pr2" draw:text-style-name="P8"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1" draw:text-style-name="P2" draw:layer="layout" svg:width="0.502cm" svg:height="1.187cm" svg:x="11.684cm" svg:y="3.556cm">
          <draw:text-box>
            <text:p/>
          </draw:text-box>
        </draw:frame>
        <draw:frame draw:style-name="gr3" draw:text-style-name="P2" draw:layer="layout" svg:width="7.112cm" svg:height="1.673cm" svg:x="0cm" svg:y="0.254cm">
          <draw:text-box>
            <text:p/>
            <text:p><text:s text:c="5"/><text:span text:style-name="T3"><text:s text:c="2"/></text:span><text:span text:style-name="T3">2</text:span><text:tab/>Report 4</text:p>
          </draw:text-box>
        </draw:frame>
        <draw:frame draw:style-name="gr6" draw:text-style-name="P9" draw:layer="layout" svg:width="17.78cm" svg:height="24.765cm" svg:x="1.778cm" svg:y="2.54cm">
          <draw:text-box>
            <text:p><text:span text:style-name="T8">1. Introduction</text:span></text:p>
            <text:p><text:span text:style-name="T9"/></text:p>
            <text:p><text:span text:style-name="T9">Report 4 is designed to test our abilities to </text:span></text:p>
            <text:list text:style-name="L1">
              <text:list-item>
                <text:list>
                  <text:list-item>
                    <text:p><text:span text:style-name="T9">Implement an algorithm and analyze performance</text:span></text:p>
                  </text:list-item>
                  <text:list-item>
                    <text:p><text:span text:style-name="T9">Writing and modifying of algorithms</text:span></text:p>
                  </text:list-item>
                  <text:list-item>
                    <text:p><text:span text:style-name="T9">Writing reports</text:span><text:span text:style-name="T9"><text:tab/></text:span></text:p>
                    <text:p><text:span text:style-name="T10"/></text:p>
                  </text:list-item>
                </text:list>
              </text:list-item>
            </text:list>
            <text:p><text:span text:style-name="T11">1.1 Task Division</text:span></text:p>
            <text:p><text:span text:style-name="T9"/></text:p>
            <text:p><text:span text:style-name="T9">The Task Division is a description of the work divided between the two authors of the report as well as the programming contributions that each of them made.</text:span></text:p>
            <text:p><text:span text:style-name="T9"/></text:p>
            <text:p><text:span text:style-name="T9">Michael:</text:span></text:p>
            <text:list text:continue-numbering="true" text:style-name="L1">
              <text:list-item>
                <text:list>
                  <text:list-item>
                    <text:p><text:span text:style-name="T9">A* Modifications</text:span></text:p>
                  </text:list-item>
                  <text:list-item>
                    <text:p><text:span text:style-name="T9">A* count</text:span></text:p>
                  </text:list-item>
                  <text:list-item>
                    <text:p><text:span text:style-name="T9">RTA count</text:span></text:p>
                  </text:list-item>
                  <text:list-item>
                    <text:p><text:span text:style-name="T9">Test Cases</text:span></text:p>
                  </text:list-item>
                  <text:list-item>
                    <text:p><text:span text:style-name="T9">Report sections 1,2,3,5</text:span></text:p>
                  </text:list-item>
                </text:list>
              </text:list-item>
            </text:list>
            <text:p><text:span text:style-name="T9"/></text:p>
            <text:p><text:span text:style-name="T9">Dominik:</text:span></text:p>
            <text:list text:continue-numbering="true" text:style-name="L1">
              <text:list-item>
                <text:list>
                  <text:list-item>
                    <text:p><text:span text:style-name="T9">createEdges </text:span></text:p>
                  </text:list-item>
                  <text:list-item>
                    <text:p><text:span text:style-name="T9">h_m and h_e</text:span></text:p>
                  </text:list-item>
                  <text:list-item>
                    <text:p><text:span text:style-name="T9">RTA Modifications</text:span></text:p>
                  </text:list-item>
                  <text:list-item>
                    <text:p><text:span text:style-name="T9">Test Cases</text:span></text:p>
                  </text:list-item>
                  <text:list-item>
                    <text:p><text:span text:style-name="T9">Report sections 2,4</text:span></text:p>
                  </text:list-item>
                </text:list>
              </text:list-item>
            </text:list>
            <text:p><text:span text:style-name="T9"/></text:p>
            <text:p><text:span text:style-name="T9"/></text:p>
            <text:p><text:span text:style-name="T8"/></text:p>
            <text:p><text:span text:style-name="T12"/></text:p>
          </draw:text-box>
        </draw:frame>
        <presentation:notes draw:style-name="dp2">
          <draw:page-thumbnail draw:style-name="gr5" draw:layer="layout" svg:width="13.968cm" svg:height="10.476cm" svg:x="3.81cm" svg:y="2.123cm" draw:page-number="2" presentation:class="page"/>
          <draw:frame presentation:style-name="pr2" draw:text-style-name="P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3" draw:text-style-name="P2" draw:layer="layout" svg:width="7.112cm" svg:height="1.673cm" svg:x="13.888cm" svg:y="0.105cm">
          <draw:text-box>
            <text:p text:style-name="P5"/>
            <text:p text:style-name="P5">Report 4<text:tab/><text:tab/><text:span text:style-name="T3">3 <text:s text:c="7"/></text:span></text:p>
          </draw:text-box>
        </draw:frame>
        <draw:frame draw:style-name="gr7" draw:text-style-name="P9" draw:layer="layout" svg:width="17.78cm" svg:height="25.735cm" svg:x="1.778cm" svg:y="2.54cm">
          <draw:text-box>
            <text:p><text:span text:style-name="T8">2. report4.pl</text:span></text:p>
            <text:p><text:span text:style-name="T12"/></text:p>
            <text:p><text:span text:style-name="T9"/></text:p>
            <text:p><text:span text:style-name="T11">2.1 General Explanation</text:span></text:p>
            <text:p><text:span text:style-name="T13"/></text:p>
            <text:p><text:span text:style-name="T9">Report 4 first and foremost is the run predicate which takes in an Algorithm name, an H_functor, a grid size, a start node, an end node, and returns a path.</text:span></text:p>
            <text:p><text:span text:style-name="T9"/></text:p>
            <text:p><text:span text:style-name="T9">The thing that the run predicate does upon being searched, is to do one of two things:</text:span></text:p>
            <text:list text:style-name="L2">
              <text:list-item>
                <text:list>
                  <text:list-item>
                    <text:p><text:span text:style-name="T9">Remove all previous grid_size from the database, then retract all successor functions s. It Then asserts (assertz) the grid_size as the given grid size, and calls a helper predicate createEdges to create the successor functions for a given grid size</text:span></text:p>
                  </text:list-item>
                  <text:list-item>
                    <text:p><text:span text:style-name="T9">Same as previous without removing grid_size or successor functions </text:span></text:p>
                  </text:list-item>
                </text:list>
              </text:list-item>
            </text:list>
            <text:p><text:span text:style-name="T9"><text:s/></text:span></text:p>
            <text:p><text:span text:style-name="T9">Both of these options are in an if statement because if we fail to retract, then it will return false (meaning we did not have any rules to retract) and then go to the 2) option. The Key reason that this is important is that it removes any conflicting statements from previous calls to run. Simply put, cleaning the database.</text:span></text:p>
            <text:p><text:span text:style-name="T9"/></text:p>
            <text:p><text:span text:style-name="T9">This same technique is applied to the H_functor.</text:span></text:p>
            <text:p><text:span text:style-name="T9"><text:tab/></text:span></text:p>
            <text:p><text:span text:style-name="T9"><text:tab/></text:span><text:span text:style-name="T9">( retract(h_functor(_)) ; true ), <text:s/>asserta(h_functor(H_functor))</text:span></text:p>
            <text:p><text:span text:style-name="T9"/></text:p>
            <text:p><text:span text:style-name="T9">This sections shows that it tries to remove any previous h_functor rules before asserting it's own. Note that the if statement follows the format “something ; true” meaning that it tries to execute the retract, but because of “;true” will still run if there is nothing to retract. This exact format is also applied to asserting the goal rule, but the difference is that after asserting goal, there is a cut.</text:span></text:p>
            <text:p><text:span text:style-name="T9"/></text:p>
            <text:p><text:span text:style-name="T9">The cut after asserting goal serves one main purpose, to ensure that once the database is done being populated, nothing can go and modify it to see if entering other values into the database could result in true. The cut makes it so that once passing it, any rule that fails will simply result in false.</text:span></text:p>
            <text:p><text:span text:style-name="T9"/></text:p>
            <text:p><text:span text:style-name="T9">Finally we assert Predicate =.. [Algorithm, Start, Path], and call it to execute our run, please note that at the end we added a cut to the end of these statements to ensure only one answer, removing the cut would allow the viewing of more answers.</text:span></text:p>
            <text:p><text:span text:style-name="T9"/></text:p>
            <text:p><text:span text:style-name="T9"/></text:p>
            <text:p><text:span text:style-name="T9"><text:tab/></text:span></text:p>
            <text:p><text:span text:style-name="T12"/></text:p>
          </draw:text-box>
        </draw:frame>
        <presentation:notes draw:style-name="dp2">
          <draw:page-thumbnail draw:style-name="gr5" draw:layer="layout" svg:width="13.968cm" svg:height="10.476cm" svg:x="3.81cm" svg:y="2.123cm" draw:page-number="3" presentation:class="page"/>
          <draw:frame presentation:style-name="pr3"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3" draw:text-style-name="P2" draw:layer="layout" svg:width="7.112cm" svg:height="1.673cm" svg:x="0cm" svg:y="0.255cm">
          <draw:text-box>
            <text:p/>
            <text:p><text:s text:c="5"/><text:span text:style-name="T3"><text:s text:c="2"/></text:span><text:span text:style-name="T3">4</text:span><text:tab/>Report 4</text:p>
          </draw:text-box>
        </draw:frame>
        <draw:frame draw:style-name="gr8" draw:text-style-name="P9" draw:layer="layout" svg:width="17.78cm" svg:height="21.614cm" svg:x="1.524cm" svg:y="2.794cm">
          <draw:text-box>
            <text:p><text:span text:style-name="T9"/></text:p>
            <text:p><text:span text:style-name="T11">2.2 createEdges</text:span></text:p>
            <text:p><text:span text:style-name="T9"/></text:p>
            <text:p><text:span text:style-name="T9">createEdges(GridSize).</text:span></text:p>
            <text:p><text:span text:style-name="T9"/></text:p>
            <text:p><text:span text:style-name="T9">createEdges asserts all the edge predicates, s(State, NewState, Cost), which will be used by the algorithms <text:s/>to compute the path to the goal, where GridSize represents the maximum column and row number of the grid. In order to assert the correct edges associated with each grid cell, we chose to traverse the grid cell by cell, asserting the proper edges in their respective places. This was done by creating createEdges(GridSize, CurrentRow, CurrentCol), which keeps tracks of the current cell we are looking at, and in there asserting the proper edges. </text:span></text:p>
            <text:p><text:span text:style-name="T9">The successor function s(State, NewState, Cost) is the edge, where NewState is the next cell to travel to, and cost is the cost of getting into the next cell. The cell is then shifted to the next cell in the row via incrementing the current row and calling createEdges() with the new row number. Once at the maximum column, the next shift will increment the row number instead and reset the column number to 1. This is done until we reach the bottom right corner(where row and column are both equal to GridSize).</text:span></text:p>
            <text:p><text:span text:style-name="T9"/></text:p>
            <text:p><text:span text:style-name="T9"><text:s/></text:span><text:span text:style-name="T9">There are 9 cases to consider:</text:span></text:p>
            <text:p><text:span text:style-name="T9"/></text:p>
            <text:p><text:span text:style-name="T9"/></text:p>
            <text:p><text:span text:style-name="T9"/></text:p>
            <text:p><text:span text:style-name="T9"/></text:p>
            <text:p><text:span text:style-name="T9">.</text:span></text:p>
          </draw:text-box>
        </draw:frame>
        <draw:frame draw:style-name="standard" draw:layer="layout" svg:width="14.098cm" svg:height="7.395cm" svg:x="3.303cm" svg:y="16.226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2"/>
            <table:table-row table:style-name="ro1" table:default-cell-style-name="ce2">
              <table:table-cell table:style-name="ce1">
                <text:p>1</text:p>
              </table:table-cell>
              <table:table-cell>
                <text:p text:style-name="P10">2</text:p>
              </table:table-cell>
              <table:table-cell>
                <text:p text:style-name="P10">2</text:p>
              </table:table-cell>
              <table:table-cell>
                <text:p text:style-name="P10">2</text:p>
              </table:table-cell>
              <table:table-cell>
                <text:p text:style-name="P10">2</text:p>
              </table:table-cell>
              <table:table-cell table:style-name="ce3">
                <text:p>3</text:p>
              </table:table-cell>
            </table:table-row>
            <table:table-row table:style-name="ro1" table:default-cell-style-name="ce5">
              <table:table-cell table:style-name="ce4">
                <text:p text:style-name="P11">4</text:p>
              </table:table-cell>
              <table:table-cell>
                <text:p text:style-name="P12">5</text:p>
              </table:table-cell>
              <table:table-cell>
                <text:p text:style-name="P12">5</text:p>
              </table:table-cell>
              <table:table-cell>
                <text:p text:style-name="P12">5</text:p>
              </table:table-cell>
              <table:table-cell>
                <text:p text:style-name="P12">5</text:p>
              </table:table-cell>
              <table:table-cell table:style-name="ce6">
                <text:p text:style-name="P13">6</text:p>
              </table:table-cell>
            </table:table-row>
            <table:table-row table:style-name="ro1" table:default-cell-style-name="ce5">
              <table:table-cell table:style-name="ce4">
                <text:p text:style-name="P11">4</text:p>
              </table:table-cell>
              <table:table-cell>
                <text:p text:style-name="P12">5</text:p>
              </table:table-cell>
              <table:table-cell>
                <text:p text:style-name="P12">5</text:p>
              </table:table-cell>
              <table:table-cell>
                <text:p text:style-name="P12">5</text:p>
              </table:table-cell>
              <table:table-cell>
                <text:p text:style-name="P12">5</text:p>
              </table:table-cell>
              <table:table-cell table:style-name="ce6">
                <text:p text:style-name="P13">6</text:p>
              </table:table-cell>
            </table:table-row>
            <table:table-row table:style-name="ro1" table:default-cell-style-name="ce5">
              <table:table-cell table:style-name="ce4">
                <text:p text:style-name="P11">4</text:p>
              </table:table-cell>
              <table:table-cell>
                <text:p text:style-name="P12">5</text:p>
              </table:table-cell>
              <table:table-cell>
                <text:p text:style-name="P12">5</text:p>
              </table:table-cell>
              <table:table-cell>
                <text:p text:style-name="P12">5</text:p>
              </table:table-cell>
              <table:table-cell>
                <text:p text:style-name="P12">5</text:p>
              </table:table-cell>
              <table:table-cell table:style-name="ce6">
                <text:p text:style-name="P13">6</text:p>
              </table:table-cell>
            </table:table-row>
            <table:table-row table:style-name="ro1" table:default-cell-style-name="ce5">
              <table:table-cell table:style-name="ce4">
                <text:p text:style-name="P11">4</text:p>
              </table:table-cell>
              <table:table-cell>
                <text:p text:style-name="P12">5</text:p>
              </table:table-cell>
              <table:table-cell>
                <text:p text:style-name="P12">5</text:p>
              </table:table-cell>
              <table:table-cell>
                <text:p text:style-name="P12">5</text:p>
              </table:table-cell>
              <table:table-cell>
                <text:p text:style-name="P12">5</text:p>
              </table:table-cell>
              <table:table-cell table:style-name="ce6">
                <text:p text:style-name="P13">6</text:p>
              </table:table-cell>
            </table:table-row>
            <table:table-row table:style-name="ro2" table:default-cell-style-name="ce7">
              <table:table-cell table:style-name="ce3">
                <text:p>7</text:p>
              </table:table-cell>
              <table:table-cell>
                <text:p text:style-name="P14">8</text:p>
              </table:table-cell>
              <table:table-cell>
                <text:p text:style-name="P14">8</text:p>
              </table:table-cell>
              <table:table-cell>
                <text:p text:style-name="P14">8</text:p>
              </table:table-cell>
              <table:table-cell>
                <text:p text:style-name="P14">8</text:p>
              </table:table-cell>
              <table:table-cell table:style-name="ce3">
                <text:p>9</text:p>
              </table:table-cell>
            </table:table-row>
          </table:table>
          <draw:image xlink:href="Pictures/TablePreview1.svm" xlink:type="simple" xlink:show="embed" xlink:actuate="onLoad"/>
        </draw:frame>
        <draw:frame draw:style-name="gr9" draw:text-style-name="P16" draw:layer="layout" svg:width="9.398cm" svg:height="1.916cm" svg:x="5.842cm" svg:y="23.738cm">
          <draw:text-box>
            <text:p text:style-name="P15"><text:span text:style-name="T14">Figure 1</text:span></text:p>
            <text:p text:style-name="P15"><text:span text:style-name="T15">createEdges cases visualized</text:span></text:p>
            <text:p text:style-name="P15"><text:span text:style-name="T15"><text:s/></text:span><text:span text:style-name="T15">for a 6x6 grid</text:span></text:p>
          </draw:text-box>
        </draw:frame>
        <presentation:notes draw:style-name="dp2">
          <office:forms form:automatic-focus="false" form:apply-design-mode="false"/>
          <draw:page-thumbnail draw:style-name="gr5" draw:layer="layout" svg:width="13.968cm" svg:height="10.476cm" svg:x="3.81cm" svg:y="2.123cm" draw:page-number="4" presentation:class="page"/>
          <draw:frame presentation:style-name="pr3"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3" draw:text-style-name="P2" draw:layer="layout" svg:width="7.112cm" svg:height="1.673cm" svg:x="13.888cm" svg:y="0.106cm">
          <draw:text-box>
            <text:p text:style-name="P5"/>
            <text:p text:style-name="P5">Report 4<text:tab/><text:tab/>5<text:span text:style-name="T3"> <text:s text:c="7"/></text:span></text:p>
          </draw:text-box>
        </draw:frame>
        <draw:frame draw:style-name="gr10" draw:text-style-name="P9" draw:layer="layout" svg:width="17.78cm" svg:height="22.7cm" svg:x="1.848cm" svg:y="2.524cm">
          <draw:text-box>
            <text:p><text:span text:style-name="T16">Top Row</text:span></text:p>
            <text:p><text:span text:style-name="T9"><text:tab/></text:span></text:p>
            <text:p><text:span text:style-name="T9"><text:tab/></text:span><text:span text:style-name="T17">1. Upper Left Corner</text:span><text:span text:style-name="T9"> </text:span></text:p>
            <text:p><text:span text:style-name="T9"><text:tab/></text:span><text:span text:style-name="T9"><text:tab/></text:span><text:span text:style-name="T9"> </text:span><text:span text:style-name="T9">The robot can move left or right from this point, as it is at the </text:span><text:span text:style-name="T9"><text:tab/></text:span><text:span text:style-name="T9"><text:tab/></text:span><text:span text:style-name="T9"><text:tab/></text:span><text:span text:style-name="T9">cell 1-1, therefore it cannot move left or above it as 1 is the </text:span><text:span text:style-name="T9"><text:tab/></text:span><text:span text:style-name="T9"><text:tab/></text:span><text:span text:style-name="T9"><text:tab/></text:span><text:span text:style-name="T9">minimum row and column number. </text:span></text:p>
            <text:p><text:span text:style-name="T9"><text:tab/></text:span></text:p>
            <text:p><text:span text:style-name="T9"><text:tab/></text:span><text:span text:style-name="T17">2. Middle of first row</text:span></text:p>
            <text:p><text:span text:style-name="T9"><text:tab/></text:span><text:span text:style-name="T9"><text:tab/></text:span><text:span text:style-name="T9">The robot can move left, right and below the cell. </text:span></text:p>
            <text:p><text:span text:style-name="T9"><text:tab/></text:span></text:p>
            <text:p><text:span text:style-name="T9"><text:tab/></text:span><text:span text:style-name="T17">3. Upper Right Corner</text:span></text:p>
            <text:p><text:span text:style-name="T9"><text:tab/></text:span><text:span text:style-name="T9"><text:tab/></text:span><text:span text:style-name="T9">The robot can move left or below.</text:span></text:p>
            <text:p><text:span text:style-name="T16"/></text:p>
            <text:p><text:span text:style-name="T16">Middle Rows</text:span></text:p>
            <text:p><text:span text:style-name="T9"/></text:p>
            <text:p><text:span text:style-name="T9"><text:tab/></text:span><text:span text:style-name="T17">4. First column, not the first or last row</text:span></text:p>
            <text:p><text:span text:style-name="T9"><text:tab/></text:span><text:span text:style-name="T9"><text:tab/></text:span><text:span text:style-name="T9">The robot can only move right, above and below.</text:span></text:p>
            <text:p><text:span text:style-name="T9"/></text:p>
            <text:p><text:span text:style-name="T9"><text:tab/></text:span><text:span text:style-name="T17">5. In the middle of any row excluding the first row and the last row</text:span></text:p>
            <text:p><text:span text:style-name="T9"><text:tab/></text:span><text:span text:style-name="T9"><text:tab/></text:span><text:span text:style-name="T9">The robot can move in all directions: right, left, above and below.</text:span></text:p>
            <text:p><text:span text:style-name="T9"/></text:p>
            <text:p><text:span text:style-name="T9"><text:tab/></text:span><text:span text:style-name="T17">6. Last column, not the first or last row</text:span></text:p>
            <text:p><text:span text:style-name="T9"><text:tab/></text:span><text:span text:style-name="T9"><text:tab/></text:span><text:span text:style-name="T9">The robot can move left, above and below.</text:span></text:p>
            <text:p><text:span text:style-name="T18"/></text:p>
            <text:p><text:span text:style-name="T16">Bottom Row</text:span></text:p>
            <text:p><text:span text:style-name="T9"/></text:p>
            <text:p><text:span text:style-name="T17"><text:tab/></text:span><text:span text:style-name="T17">7. Bottom Left corner</text:span></text:p>
            <text:p><text:span text:style-name="T9"><text:tab/></text:span><text:span text:style-name="T9"><text:tab/></text:span><text:span text:style-name="T9">The robot can move above and to its right.</text:span></text:p>
            <text:p><text:span text:style-name="T9"/></text:p>
            <text:p><text:span text:style-name="T17"><text:tab/></text:span><text:span text:style-name="T17">8. Middle of bottom row</text:span></text:p>
            <text:p><text:span text:style-name="T9"><text:tab/></text:span><text:span text:style-name="T9"><text:tab/></text:span><text:span text:style-name="T9">The robot can move left, right and above.</text:span></text:p>
            <text:p><text:span text:style-name="T9"/></text:p>
            <text:p><text:span text:style-name="T9"><text:tab/></text:span><text:span text:style-name="T17">9. Bottom Right Corner</text:span></text:p>
            <text:p><text:span text:style-name="T9"><text:tab/></text:span><text:span text:style-name="T9"><text:tab/></text:span><text:span text:style-name="T9">The robot can move left and above. </text:span></text:p>
            <text:p><text:span text:style-name="T9"/></text:p>
            <text:p><text:span text:style-name="T19"/></text:p>
            <text:p><text:span text:style-name="T9"/></text:p>
            <text:p><text:span text:style-name="T9"/></text:p>
            <text:p><text:span text:style-name="T9"/></text:p>
            <text:p><text:span text:style-name="T9"/></text:p>
          </draw:text-box>
        </draw:frame>
        <presentation:notes draw:style-name="dp2">
          <draw:page-thumbnail draw:style-name="gr5" draw:layer="layout" svg:width="13.968cm" svg:height="10.476cm" svg:x="3.81cm" svg:y="2.123cm" draw:page-number="5" presentation:class="page"/>
          <draw:frame presentation:style-name="pr3" draw:text-style-name="P1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11" draw:text-style-name="P19" draw:layer="layout" svg:width="18.288cm" svg:height="27.861cm" svg:x="1.47cm" svg:y="2.308cm">
          <draw:text-box>
            <text:p><text:span text:style-name="T11">2.3 difficulty</text:span></text:p>
            <text:p><text:span text:style-name="T9"/></text:p>
            <text:p><text:span text:style-name="T9">difficulty(RowNumber, ColNumber, Cost).</text:span></text:p>
            <text:p><text:span text:style-name="T9"/></text:p>
            <text:p><text:span text:style-name="T9">difficulty asserts the Cost of entering a cell, by the formula given in the specifications. </text:span></text:p>
            <text:p><text:span text:style-name="T9"/></text:p>
            <text:p text:style-name="P18"><text:span text:style-name="T20">Difficulty </text:span><text:span text:style-name="T21">= </text:span><text:span text:style-name="T22">mod(</text:span><text:span text:style-name="T20">row</text:span><text:span text:style-name="T22">3 </text:span><text:span text:style-name="T21">+ </text:span><text:span text:style-name="T20">column</text:span><text:span text:style-name="T23">3,17)</text:span></text:p>
            <text:p><text:span text:style-name="T9"/></text:p>
            <text:p><text:span text:style-name="T9">The Cost is the result of the formula, which is then asserted as the edge cost for that edge.</text:span></text:p>
            <text:p><text:span text:style-name="T9"/></text:p>
            <text:p><text:span text:style-name="T9"/></text:p>
            <text:p><text:span text:style-name="T11">2.4 h_m and h_e</text:span></text:p>
            <text:p><text:span text:style-name="T9"/></text:p>
            <text:p><text:span text:style-name="T9">The two heursitics to used in this report are:</text:span></text:p>
            <text:p><text:span text:style-name="T9"/></text:p>
            <text:list text:style-name="L2">
              <text:list-item>
                <text:list>
                  <text:list-header>
                    <text:p><text:span text:style-name="T9">1) h_e(State,H).</text:span></text:p>
                  </text:list-header>
                </text:list>
              </text:list-item>
            </text:list>
            <text:p><text:span text:style-name="T9"><text:tab/></text:span></text:p>
            <text:p><text:span text:style-name="T9">Which defines the euclidian distance from the robot's current cell to the goal cell.</text:span></text:p>
            <text:p><text:span text:style-name="T9"><text:tab/></text:span></text:p>
            <text:p><text:span text:style-name="T24"><text:tab/></text:span><text:span text:style-name="T25"><text:tab/></text:span><text:span text:style-name="T20">ED </text:span><text:span text:style-name="T21">= (</text:span><text:span text:style-name="T22">(</text:span><text:span text:style-name="T20">X</text:span><text:span text:style-name="T22">1</text:span><text:span text:style-name="T26">− </text:span><text:span text:style-name="T20">X</text:span><text:span text:style-name="T22">2)2 </text:span><text:span text:style-name="T21">+ </text:span><text:span text:style-name="T22">(</text:span><text:span text:style-name="T20">Y</text:span><text:span text:style-name="T22">1</text:span><text:span text:style-name="T26">−</text:span><text:span text:style-name="T20">Y </text:span><text:span text:style-name="T23">2))^(1/2)</text:span></text:p>
            <text:p><text:span text:style-name="T9"/></text:p>
            <text:list text:continue-numbering="true" text:style-name="L2">
              <text:list-header>
                <text:p><text:span text:style-name="T9"/></text:p>
                <text:list>
                  <text:list-header>
                    <text:p><text:span text:style-name="T9">2) h_m(State,H).</text:span></text:p>
                  </text:list-header>
                </text:list>
              </text:list-header>
            </text:list>
            <text:p><text:span text:style-name="T9"><text:tab/></text:span><text:span text:style-name="T9"><text:tab/></text:span></text:p>
            <text:p><text:span text:style-name="T9">Which defines the Manhattan distance from the robots current cell to the goal cell.</text:span></text:p>
            <text:p><text:span text:style-name="T9"><text:tab/></text:span><text:span text:style-name="T9"><text:tab/></text:span><text:span text:style-name="T20">MD </text:span><text:span text:style-name="T21">= </text:span><text:span text:style-name="T20">abs</text:span><text:span text:style-name="T22">(</text:span><text:span text:style-name="T20">X</text:span><text:span text:style-name="T22">1</text:span><text:span text:style-name="T26">− </text:span><text:span text:style-name="T20">X</text:span><text:span text:style-name="T22">2) </text:span><text:span text:style-name="T21">+ </text:span><text:span text:style-name="T20">abs</text:span><text:span text:style-name="T22">(</text:span><text:span text:style-name="T20">Y</text:span><text:span text:style-name="T22">1</text:span><text:span text:style-name="T26">−</text:span><text:span text:style-name="T20">Y </text:span><text:span text:style-name="T23">2)</text:span></text:p>
            <text:p><text:span text:style-name="T9"><text:tab/></text:span></text:p>
            <text:p><text:span text:style-name="T9"/></text:p>
            <text:p><text:span text:style-name="T9">When run is called, the specific huersitc is specified and then asserted into the database via h_fucntor(H_functor). </text:span></text:p>
            <text:p><text:span text:style-name="T9">The goal state is obtained when run is called as well, as it is asserted into the database via goal(Goal).</text:span></text:p>
            <text:p><text:span text:style-name="T9"/></text:p>
            <text:p><text:span text:style-name="T9">These huersitc values are used by the algorithms to determine the path the robot should take. </text:span></text:p>
            <text:p><text:span text:style-name="T9"/></text:p>
            <text:p><text:span text:style-name="T9"/></text:p>
            <text:p><text:span text:style-name="T17"/></text:p>
            <text:p><text:span text:style-name="T17"/></text:p>
            <text:p><text:span text:style-name="T9"/></text:p>
            <text:p><text:span text:style-name="T9"/></text:p>
            <text:p><text:span text:style-name="T9"/></text:p>
            <text:p><text:span text:style-name="T9"/></text:p>
            <text:p><text:span text:style-name="T27"/></text:p>
          </draw:text-box>
        </draw:frame>
        <draw:frame draw:style-name="gr3" draw:text-style-name="P2" draw:layer="layout" svg:width="7.112cm" svg:height="1.673cm" svg:x="0cm" svg:y="0.256cm">
          <draw:text-box>
            <text:p/>
            <text:p><text:s text:c="5"/><text:span text:style-name="T3"><text:s text:c="2"/></text:span><text:span text:style-name="T3">6</text:span><text:tab/>Report 4</text:p>
          </draw:text-box>
        </draw:frame>
        <draw:frame draw:style-name="gr12" draw:text-style-name="P19" draw:layer="layout" svg:width="18.288cm" svg:height="27.861cm" svg:x="1.47cm" svg:y="2.308cm">
          <draw:text-box>
            <text:p><text:span text:style-name="T11">2.3 difficulty</text:span></text:p>
            <text:p><text:span text:style-name="T9"/></text:p>
            <text:p><text:span text:style-name="T9">difficulty(RowNumber, ColNumber, Cost).</text:span></text:p>
            <text:p><text:span text:style-name="T9"/></text:p>
            <text:p><text:span text:style-name="T9">difficulty asserts the Cost of entering a cell, by the formula given in the specifications. </text:span></text:p>
            <text:p><text:span text:style-name="T9"/></text:p>
            <text:p text:style-name="P18"><text:span text:style-name="T20">Difficulty </text:span><text:span text:style-name="T21">= </text:span><text:span text:style-name="T22">mod(</text:span><text:span text:style-name="T20">row</text:span><text:span text:style-name="T22">3 </text:span><text:span text:style-name="T21">+ </text:span><text:span text:style-name="T20">column</text:span><text:span text:style-name="T23">3,17)</text:span></text:p>
            <text:p><text:span text:style-name="T9"/></text:p>
            <text:p><text:span text:style-name="T9">The Cost is the result of the formula, which is then asserted as the edge cost for that edge.</text:span></text:p>
            <text:p><text:span text:style-name="T9"/></text:p>
            <text:p><text:span text:style-name="T9"/></text:p>
            <text:p><text:span text:style-name="T11">2.4 h_m and h_e</text:span></text:p>
            <text:p><text:span text:style-name="T9"/></text:p>
            <text:p><text:span text:style-name="T9">The two heursitics to used in this report are:</text:span></text:p>
            <text:p><text:span text:style-name="T9"/></text:p>
            <text:list text:style-name="L2">
              <text:list-item>
                <text:list>
                  <text:list-header>
                    <text:p><text:span text:style-name="T9">1) h_e(State,H).</text:span></text:p>
                  </text:list-header>
                </text:list>
              </text:list-item>
            </text:list>
            <text:p><text:span text:style-name="T9"><text:tab/></text:span></text:p>
            <text:p><text:span text:style-name="T9">Which defines the euclidian distance from the robot's current cell to the goal cell.</text:span></text:p>
            <text:p><text:span text:style-name="T9"><text:tab/></text:span></text:p>
            <text:p><text:span text:style-name="T24"><text:tab/></text:span><text:span text:style-name="T25"><text:tab/></text:span><text:span text:style-name="T20">ED </text:span><text:span text:style-name="T21">= (</text:span><text:span text:style-name="T22">(</text:span><text:span text:style-name="T20">X</text:span><text:span text:style-name="T22">1</text:span><text:span text:style-name="T26">− </text:span><text:span text:style-name="T20">X</text:span><text:span text:style-name="T22">2)2 </text:span><text:span text:style-name="T21">+ </text:span><text:span text:style-name="T22">(</text:span><text:span text:style-name="T20">Y</text:span><text:span text:style-name="T22">1</text:span><text:span text:style-name="T26">−</text:span><text:span text:style-name="T20">Y </text:span><text:span text:style-name="T23">2))^(1/2)</text:span></text:p>
            <text:p><text:span text:style-name="T9"/></text:p>
            <text:list text:continue-numbering="true" text:style-name="L2">
              <text:list-header>
                <text:p><text:span text:style-name="T9"/></text:p>
                <text:list>
                  <text:list-header>
                    <text:p><text:span text:style-name="T9">2) h_m(State,H).</text:span></text:p>
                  </text:list-header>
                </text:list>
              </text:list-header>
            </text:list>
            <text:p><text:span text:style-name="T9"><text:tab/></text:span><text:span text:style-name="T9"><text:tab/></text:span></text:p>
            <text:p><text:span text:style-name="T9">Which defines the Manhattan distance from the robots current cell to the goal cell.</text:span></text:p>
            <text:p><text:span text:style-name="T9"><text:tab/></text:span><text:span text:style-name="T9"><text:tab/></text:span><text:span text:style-name="T20">MD </text:span><text:span text:style-name="T21">= </text:span><text:span text:style-name="T20">abs</text:span><text:span text:style-name="T22">(</text:span><text:span text:style-name="T20">X</text:span><text:span text:style-name="T22">1</text:span><text:span text:style-name="T26">− </text:span><text:span text:style-name="T20">X</text:span><text:span text:style-name="T22">2) </text:span><text:span text:style-name="T21">+ </text:span><text:span text:style-name="T20">abs</text:span><text:span text:style-name="T22">(</text:span><text:span text:style-name="T20">Y</text:span><text:span text:style-name="T22">1</text:span><text:span text:style-name="T26">−</text:span><text:span text:style-name="T20">Y </text:span><text:span text:style-name="T23">2)</text:span></text:p>
            <text:p><text:span text:style-name="T9"><text:tab/></text:span></text:p>
            <text:p><text:span text:style-name="T9"/></text:p>
            <text:p><text:span text:style-name="T9">When run is called, the specific huersitc is specified and then asserted into the database via h_fucntor(H_functor). </text:span></text:p>
            <text:p><text:span text:style-name="T9">The goal state is obtained when run is called as well, as it is asserted into the database via goal(Goal).</text:span></text:p>
            <text:p><text:span text:style-name="T9"/></text:p>
            <text:p><text:span text:style-name="T9">These huersitc values are used by the algorithms to determine the path the robot should take. </text:span></text:p>
            <text:p><text:span text:style-name="T9"/></text:p>
            <text:p><text:span text:style-name="T9"/></text:p>
            <text:p><text:span text:style-name="T17"/></text:p>
            <text:p><text:span text:style-name="T17"/></text:p>
            <text:p><text:span text:style-name="T9"/></text:p>
            <text:p><text:span text:style-name="T9"/></text:p>
            <text:p><text:span text:style-name="T9"/></text:p>
            <text:p><text:span text:style-name="T9"/></text:p>
            <text:p><text:span text:style-name="T27"/></text:p>
          </draw:text-box>
        </draw:frame>
        <presentation:notes draw:style-name="dp2">
          <draw:page-thumbnail draw:style-name="gr5" draw:layer="layout" svg:width="13.968cm" svg:height="10.476cm" svg:x="3.81cm" svg:y="2.123cm" draw:page-number="6" presentation:class="page"/>
          <draw:frame presentation:style-name="pr3" draw:text-style-name="P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3" draw:text-style-name="P2" draw:layer="layout" svg:width="7.112cm" svg:height="1.673cm" svg:x="13.888cm" svg:y="0.107cm">
          <draw:text-box>
            <text:p text:style-name="P5"/>
            <text:p text:style-name="P5">Report 4<text:tab/><text:tab/>7<text:span text:style-name="T3"> <text:s text:c="7"/></text:span></text:p>
          </draw:text-box>
        </draw:frame>
        <draw:frame draw:style-name="gr13" draw:text-style-name="P19" draw:layer="layout" svg:width="18.288cm" svg:height="27.24cm" svg:x="1.47cm" svg:y="2.309cm">
          <draw:text-box>
            <text:p><text:span text:style-name="T11">2.5 Test Cases</text:span></text:p>
            <text:p><text:span text:style-name="T9"/></text:p>
            <text:p><text:span text:style-name="T9">There were a variety of test cases used to validate our program. Most of the test cases come in sets of 4, each one of them testing the possible combinations of the astar and rta search algorithms with our two heuristics h_e and h_m.</text:span></text:p>
            <text:p><text:span text:style-name="T9"/></text:p>
            <text:p><text:span text:style-name="T9">The first set of tests is the “simpN” tests where N is replaced with the test number. These tests ensure that given a very short path, where the path is both the optimal and the shortest, it is found by both algorithms and heuristics</text:span></text:p>
            <text:p><text:span text:style-name="T9"/></text:p>
            <text:p><text:span text:style-name="T9">The second set “arbGoalN” checks if the path from the goal to the goal is only one node, which is the goal node.</text:span></text:p>
            <text:p><text:span text:style-name="T9"/></text:p>
            <text:p><text:span text:style-name="T9">The next set of tests are “countN” tests. These tests do not work for rta due to an improper implementation of update_count within rta. We test astar with a the same sample grid from “simpN” and then assert that after running the count is 4. Please note that the current implementation of count retains the count value of the previous run of the query, and is removed upon starting a new query, this functionality is tested by having two count related tests one after the other.</text:span></text:p>
            <text:p><text:span text:style-name="T9"/></text:p>
            <text:p><text:span text:style-name="T9">The given examples at the top of report4 are defined as “exampleN” and simply ensure that the given outline of test cases function properly.</text:span></text:p>
            <text:p><text:span text:style-name="T9"/></text:p>
            <text:p><text:span text:style-name="T9">The next set of 20 tests follows the format of “num_testN” where num is the current grid size in english, and N is one of the four tests in the set. Each of these tests uses atar, rta, h_m, and h_m in combination to ensure they work for large grid sizes. Note that “num” only goes up to nine due to prolog's stack not being large enough for a 10x10 grid in our implementation.</text:span></text:p>
            <text:p><text:span text:style-name="T9"/></text:p>
            <text:p><text:span text:style-name="T9">The next set of tests follow the format “failN” where fail numbers 1-4 test that an out of bound grid fails, and fail numbers 5-8 test that incorrect paths are not accepted. Please note that tests 3 and 4 are commented out due to the current implementation of rta causing infinite recursion on them. Also note that count does not function properly with these fail based tests, that is because count is only retraced when the search algorithm is called, if that fails, count will never be removed, resulting in multiple count values at the end of the set of tests.</text:span></text:p>
            <text:p><text:span text:style-name="T9"/></text:p>
            <text:p><text:span text:style-name="T9"/></text:p>
            <text:p><text:span text:style-name="T9">. </text:span></text:p>
            <text:p><text:span text:style-name="T9"/></text:p>
            <text:p><text:span text:style-name="T9"/></text:p>
            <text:p><text:span text:style-name="T17"/></text:p>
            <text:p><text:span text:style-name="T17"/></text:p>
            <text:p><text:span text:style-name="T9"/></text:p>
            <text:p><text:span text:style-name="T9"/></text:p>
            <text:p><text:span text:style-name="T9"/></text:p>
            <text:p><text:span text:style-name="T9"/></text:p>
            <text:p><text:span text:style-name="T27"/></text:p>
          </draw:text-box>
        </draw:frame>
        <presentation:notes draw:style-name="dp2">
          <draw:page-thumbnail draw:style-name="gr5" draw:layer="layout" svg:width="13.968cm" svg:height="10.476cm" svg:x="3.81cm" svg:y="2.123cm" draw:page-number="7" presentation:class="page"/>
          <draw:frame presentation:style-name="pr3" draw:text-style-name="P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14" draw:text-style-name="P19" draw:layer="layout" svg:width="18.288cm" svg:height="25.534cm" svg:x="1.524cm" svg:y="2.308cm">
          <draw:text-box>
            <text:p><text:span text:style-name="T8">3. A* Search</text:span></text:p>
            <text:p><text:span text:style-name="T8"/></text:p>
            <text:p><text:span text:style-name="T11">3.1 Removed and Modified</text:span></text:p>
            <text:p><text:span text:style-name="T9"/></text:p>
            <text:p><text:span text:style-name="T9">The first thing added to f12_3_Astar.pl is a count rule that is asserted as 0 at the beginning of the search (it also has (retract(count(_)); true) in front of it to ensure only one count rule is present). This is later used in the newly added update_count(Succ) rule. What update_count does is that when called it looks at the list Succ and proceeds to copy and remove the previous count, then add the length of Succ to the saved copy of count, then assert the new count to be the sum of the old count and the length of Succ. update_count is only called in case two where you expand leaf nodes.</text:span></text:p>
            <text:p><text:span text:style-name="T9"/></text:p>
            <text:p><text:span text:style-name="T9">The other core difference between the given Astar and the modified is the removal of the old heuristic rule of h(N, H). This is because in order to allow our program to use a heuristic that is defined by the query we have to use univ operators. What we add is </text:span></text:p>
            <text:p><text:span text:style-name="T9"/></text:p>
            <text:p><text:span text:style-name="T9"><text:tab/></text:span><text:span text:style-name="T9"> </text:span><text:span text:style-name="T9">h_functor(H_functor),</text:span><text:span text:style-name="T9"><text:tab/></text:span><text:span text:style-name="T9">Heuristic =.. [H_functor, N, H],</text:span><text:span text:style-name="T9"><text:tab/></text:span><text:span text:style-name="T9"><text:tab/></text:span></text:p>
            <text:p><text:span text:style-name="T9"><text:tab/></text:span><text:span text:style-name="T9"><text:tab/></text:span><text:span text:style-name="T9">call(Heuristic),</text:span><text:span text:style-name="T9"><text:tab/></text:span></text:p>
            <text:p><text:span text:style-name="T9"/></text:p>
            <text:p><text:span text:style-name="T9">This first takes the H_functor from the run query and then ensures it is the functor used, we then use the univ operator to create a new heuristic that follows the same format as the removed one, but instead of calling h(N,H) we call H_functor(N,H). We then call this to simulate the removed rule.</text:span></text:p>
            <text:p><text:span text:style-name="T9"/></text:p>
            <text:p><text:span text:style-name="T9"/></text:p>
            <text:p><text:span text:style-name="T11">3.2 Implementation problems</text:span></text:p>
            <text:p><text:span text:style-name="T9"/></text:p>
            <text:p><text:span text:style-name="T9">The main implementation problem was with count. The main problem I had run into was simply that count did not exist when I tried to call it from update count. Frustrated, I proceeded to modify <text:s/>f12_3_Astar_count.pl to use the given heuristic and then I changed report 4 to use it instead of Astar. Only then did count work. After some troubleshooting I realized that I had never asserted count at the beginning of the run, after doing the correct modifications f12_3_Astar.pl was able to properly use count.</text:span></text:p>
            <text:p><text:span text:style-name="T17"/></text:p>
            <text:p><text:span text:style-name="T17"/></text:p>
            <text:p><text:span text:style-name="T9"/></text:p>
            <text:p><text:span text:style-name="T9"/></text:p>
            <text:p><text:span text:style-name="T9"/></text:p>
            <text:p><text:span text:style-name="T9"/></text:p>
            <text:p><text:span text:style-name="T27"/></text:p>
          </draw:text-box>
        </draw:frame>
        <draw:frame draw:style-name="gr15" draw:text-style-name="P19" draw:layer="layout" svg:width="18.288cm" svg:height="25.534cm" svg:x="1.524cm" svg:y="2.308cm">
          <draw:text-box>
            <text:p><text:span text:style-name="T8">3. A* Search</text:span></text:p>
            <text:p><text:span text:style-name="T8"/></text:p>
            <text:p><text:span text:style-name="T11">3.1 Removed and Modified</text:span></text:p>
            <text:p><text:span text:style-name="T9"/></text:p>
            <text:p><text:span text:style-name="T9">The first thing added to f12_3_Astar.pl is a count rule that is asserted as 0 at the beginning of the search (it also has (retract(count(_)); true) in front of it to ensure only one count rule is present). This is later used in the newly added update_count(Succ) rule. What update_count does is that when called it looks at the list Succ and proceeds to copy and remove the previous count, then add the length of Succ to the saved copy of count, then assert the new count to be the sum of the old count and the length of Succ. update_count is only called in case two where you expand leaf nodes.</text:span></text:p>
            <text:p><text:span text:style-name="T9"/></text:p>
            <text:p><text:span text:style-name="T9">The other core difference between the given Astar and the modified is the removal of the old heuristic rule of h(N, H). This is because in order to allow our program to use a heuristic that is defined by the query we have to use univ operators. What we add is </text:span></text:p>
            <text:p><text:span text:style-name="T9"/></text:p>
            <text:p><text:span text:style-name="T9"><text:tab/></text:span><text:span text:style-name="T9"> </text:span><text:span text:style-name="T9">h_functor(H_functor),</text:span><text:span text:style-name="T9"><text:tab/></text:span><text:span text:style-name="T9">Heuristic =.. [H_functor, N, H],</text:span><text:span text:style-name="T9"><text:tab/></text:span><text:span text:style-name="T9"><text:tab/></text:span></text:p>
            <text:p><text:span text:style-name="T9"><text:tab/></text:span><text:span text:style-name="T9"><text:tab/></text:span><text:span text:style-name="T9">call(Heuristic),</text:span><text:span text:style-name="T9"><text:tab/></text:span></text:p>
            <text:p><text:span text:style-name="T9"/></text:p>
            <text:p><text:span text:style-name="T9">This first takes the H_functor from the run query and then ensures it is the functor used, we then use the univ operator to create a new heuristic that follows the same format as the removed one, but instead of calling h(N,H) we call H_functor(N,H). We then call this to simulate the removed rule.</text:span></text:p>
            <text:p><text:span text:style-name="T9"/></text:p>
            <text:p><text:span text:style-name="T9"/></text:p>
            <text:p><text:span text:style-name="T11">3.2 Implementation problems</text:span></text:p>
            <text:p><text:span text:style-name="T9"/></text:p>
            <text:p><text:span text:style-name="T9">The main implementation problem was with count. The main problem I had run into was simply that count did not exist when I tried to call it from update count. Frustrated, I proceeded to modify <text:s/>f12_3_Astar_count.pl to use the given heuristic and then I changed report 4 to use it instead of Astar. Only then did count work. After some troubleshooting I realized that I had never asserted count at the beginning of the run, after doing the correct modifications f12_3_Astar.pl was able to properly use count.</text:span></text:p>
            <text:p><text:span text:style-name="T17"/></text:p>
            <text:p><text:span text:style-name="T17"/></text:p>
            <text:p><text:span text:style-name="T9"/></text:p>
            <text:p><text:span text:style-name="T9"/></text:p>
            <text:p><text:span text:style-name="T9"/></text:p>
            <text:p><text:span text:style-name="T9"/></text:p>
            <text:p><text:span text:style-name="T27"/></text:p>
          </draw:text-box>
        </draw:frame>
        <draw:frame draw:style-name="gr3" draw:text-style-name="P2" draw:layer="layout" svg:width="7.112cm" svg:height="1.673cm" svg:x="0cm" svg:y="0.258cm">
          <draw:text-box>
            <text:p/>
            <text:p><text:s text:c="5"/><text:span text:style-name="T3"><text:s text:c="2"/></text:span><text:span text:style-name="T3">8</text:span><text:tab/>Report 4</text:p>
          </draw:text-box>
        </draw:frame>
        <presentation:notes draw:style-name="dp2">
          <draw:page-thumbnail draw:style-name="gr5" draw:layer="layout" svg:width="13.968cm" svg:height="10.476cm" svg:x="3.81cm" svg:y="2.123cm" draw:page-number="8" presentation:class="page"/>
          <draw:frame presentation:style-name="pr3" draw:text-style-name="P8"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16" draw:text-style-name="P19" draw:layer="layout" svg:width="18.288cm" svg:height="30.223cm" svg:x="1.47cm" svg:y="2.309cm">
          <draw:text-box>
            <text:p><text:span text:style-name="T8">4. RTA Search</text:span></text:p>
            <text:p><text:span text:style-name="T8"/></text:p>
            <text:p><text:span text:style-name="T11">4.1 Removed and Modified</text:span></text:p>
            <text:p><text:span text:style-name="T11"/></text:p>
            <text:p><text:span text:style-name="T9">Given the rta file, we modified it to work with our predicates defined in report4.pl. In order to allow the algorithm to use any heuristic function, we had to change the heuristic code in the file f13_10_RTA.pl. </text:span></text:p>
            <text:p><text:span text:style-name="T9"><text:tab/></text:span><text:span text:style-name="T9"><text:tab/></text:span><text:span text:style-name="T9"> <text:s text:c="2"/></text:span></text:p>
            <text:p><text:span text:style-name="T9">In order to change the heuristics of the file, we modified the previous h() heuristic and removed it in order to call the specific h_functor that is given in run. </text:span></text:p>
            <text:p><text:span text:style-name="T9">As run asserts the specific heuristic functor needed for the algorithm, we extract it using h_functor(), and then used the univ operator in order to create a predicate of the form h_e(State,H) or h_m(State,H). </text:span></text:p>
            <text:p><text:span text:style-name="T9">For example the code below shows that Heuristic will contain will be able to return the cost of the ChildNode depending on which functor it is given. I</text:span></text:p>
            <text:p><text:span text:style-name="T9"/></text:p>
            <text:p><text:span text:style-name="T9">/*** Before ***/</text:span></text:p>
            <text:p><text:span text:style-name="T9"><text:tab/></text:span><text:span text:style-name="T9">h(ChildNode, H1) <text:s/></text:span></text:p>
            <text:p><text:span text:style-name="T9">/***After****/</text:span></text:p>
            <text:p><text:span text:style-name="T9"><text:tab/></text:span><text:span text:style-name="T9">h_functor(H_functor), </text:span></text:p>
            <text:p><text:span text:style-name="T9"><text:tab/></text:span><text:span text:style-name="T9"><text:tab/></text:span><text:span text:style-name="T9">Heuristic =.. [H_functor, ChildNode, H1], call(Heuristic), </text:span></text:p>
            <text:p><text:span text:style-name="T9"/></text:p>
            <text:p><text:span text:style-name="T9">In order to produce only one solution, we introduced the cut in the run predicate, after rta(Start,Path) is called. The first solution shown is the cheapest and shortest path that the algorithm produces, while the succeeding paths are longer and are more expensive</text:span></text:p>
            <text:p><text:span text:style-name="T9">Note that even though it is the shortest path that rta produces, it is not always the shortest possible path. </text:span></text:p>
            <text:p><text:span text:style-name="T9"/></text:p>
            <text:p><text:span text:style-name="T11">4.2 Implementation problems</text:span></text:p>
            <text:p><text:span text:style-name="T9"/></text:p>
            <text:p><text:span text:style-name="T9">We were unsuccessful in implementing the counter for the rta algorithm We had the update_count predicate working correctly, as it would update the count of nodes and asserts the current count via the count() term. We could not find the proper places in f13_10_RTA.pl to place the update_count in order to update the count.</text:span></text:p>
            <text:p><text:span text:style-name="T9"/></text:p>
            <text:p><text:span text:style-name="T9"/></text:p>
            <text:p><text:span text:style-name="T9"/></text:p>
            <text:p><text:span text:style-name="T9"/></text:p>
            <text:p><text:span text:style-name="T9"/></text:p>
            <text:p><text:span text:style-name="T9">. </text:span></text:p>
            <text:p><text:span text:style-name="T9"/></text:p>
            <text:p><text:span text:style-name="T9"/></text:p>
            <text:p><text:span text:style-name="T17"/></text:p>
            <text:p><text:span text:style-name="T17"/></text:p>
            <text:p><text:span text:style-name="T9"/></text:p>
            <text:p><text:span text:style-name="T9"/></text:p>
            <text:p><text:span text:style-name="T9"/></text:p>
            <text:p><text:span text:style-name="T9"/></text:p>
            <text:p><text:span text:style-name="T27"/></text:p>
          </draw:text-box>
        </draw:frame>
        <draw:frame draw:style-name="gr3" draw:text-style-name="P2" draw:layer="layout" svg:width="7.112cm" svg:height="1.673cm" svg:x="13.888cm" svg:y="0.109cm">
          <draw:text-box>
            <text:p text:style-name="P5"/>
            <text:p text:style-name="P5">Report 4<text:tab/><text:tab/>9<text:span text:style-name="T3"> <text:s text:c="7"/></text:span></text:p>
          </draw:text-box>
        </draw:frame>
        <presentation:notes draw:style-name="dp2">
          <office:forms form:automatic-focus="false" form:apply-design-mode="false"/>
          <draw:page-thumbnail draw:style-name="gr5" draw:layer="layout" svg:width="13.968cm" svg:height="10.476cm" svg:x="3.81cm" svg:y="2.123cm" draw:page-number="9" presentation:class="page"/>
          <draw:frame presentation:style-name="pr3" draw:text-style-name="P1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17" draw:text-style-name="P19" draw:layer="layout" svg:width="18.288cm" svg:height="24.362cm" svg:x="1.524cm" svg:y="2.308cm">
          <draw:text-box>
            <text:p><text:span text:style-name="T8">5. Efficiency</text:span></text:p>
            <text:p><text:span text:style-name="T8"/></text:p>
            <text:p><text:span text:style-name="T11">5.1 A* efficiency</text:span></text:p>
            <text:p><text:span text:style-name="T9"/></text:p>
            <text:p><text:span text:style-name="T9">The key thing about Astar is the fact that it must find the shortest path first, this ends up making it generating many paths and exploring many nodes in order to ensure this feature. That is why the core feature that allows it to find more correct paths, the heuristic, should be as optimal as possible. That is why we have to look at the heuristics presented and determine which allows Astar to be more efficient.</text:span></text:p>
            <text:p><text:span text:style-name="T9"/></text:p>
            <text:p><text:span text:style-name="T9">Given an example grid of 5x5 with a start at 1-1 and a goal at 5-5 we find that:</text:span></text:p>
            <text:list text:style-name="L1">
              <text:list-item>
                <text:list>
                  <text:list-item>
                    <text:p><text:span text:style-name="T9">h_e generates 774 nodes</text:span></text:p>
                  </text:list-item>
                  <text:list-item>
                    <text:p><text:span text:style-name="T9">h_m generates 691 nodes</text:span></text:p>
                  </text:list-item>
                </text:list>
              </text:list-item>
            </text:list>
            <text:p><text:span text:style-name="T9"/></text:p>
            <text:p><text:span text:style-name="T9">These numbers suggest that h_m (the Manhattan distance) is more effective, but why? This is probably because of the fact that the cost of h_e is higher on certain nodes. </text:span></text:p>
            <text:p><text:span text:style-name="T9"/></text:p>
            <text:p><text:span text:style-name="T9">Take a look at the paths from h_m and h_e</text:span></text:p>
            <text:list text:continue-numbering="true" text:style-name="L1">
              <text:list-item>
                <text:list>
                  <text:list-item>
                    <text:p><text:span text:style-name="T9">h_e generates [1-1,2-1,3-1,3-2,3-3,3-4,4-4,4-5,5-5].</text:span></text:p>
                  </text:list-item>
                  <text:list-item>
                    <text:p><text:span text:style-name="T9">h_m generates [1-1,2-1,3-1,3-2,3-3,4-3,4-4,4-5,5-5].</text:span></text:p>
                  </text:list-item>
                </text:list>
              </text:list-item>
            </text:list>
            <text:p><text:span text:style-name="T9"/></text:p>
            <text:p><text:span text:style-name="T9">Notice that the point where the two differ is at 3-3. Why is 3-3 special? It is because h_e looks at more paths because of how it is defined, while h_m simply choses the path with the least overall cost. This difference in path checking does not happen very often, in fact in only starts to appear with a grid size of at least four, but as the paths to check get longer, h_e make astar consider more paths than it needs to, while h_m does not.</text:span></text:p>
            <text:p><text:span text:style-name="T9"/></text:p>
            <text:p><text:span text:style-name="T9">This means that h_m is a better heuristic for Astar. </text:span></text:p>
            <text:p><text:span text:style-name="T17"/></text:p>
            <text:p><text:span text:style-name="T17"/></text:p>
            <text:p><text:span text:style-name="T9"/></text:p>
            <text:p><text:span text:style-name="T9"/></text:p>
            <text:p><text:span text:style-name="T9"/></text:p>
            <text:p><text:span text:style-name="T9"/></text:p>
            <text:p><text:span text:style-name="T27"/></text:p>
          </draw:text-box>
        </draw:frame>
        <draw:frame draw:style-name="gr3" draw:text-style-name="P2" draw:layer="layout" svg:width="7.112cm" svg:height="1.673cm" svg:x="0cm" svg:y="0.258cm">
          <draw:text-box>
            <text:p/>
            <text:p><text:s text:c="5"/><text:span text:style-name="T3"><text:s text:c="2"/></text:span><text:span text:style-name="T3">10</text:span><text:tab/>Report 4</text:p>
          </draw:text-box>
        </draw:frame>
        <draw:frame draw:style-name="gr18" draw:text-style-name="P19" draw:layer="layout" svg:width="18.288cm" svg:height="24.362cm" svg:x="1.524cm" svg:y="2.308cm">
          <draw:text-box>
            <text:p><text:span text:style-name="T8">5. Efficiency</text:span></text:p>
            <text:p><text:span text:style-name="T8"/></text:p>
            <text:p><text:span text:style-name="T11">5.1 A* efficiency</text:span></text:p>
            <text:p><text:span text:style-name="T9"/></text:p>
            <text:p><text:span text:style-name="T9">The key thing about Astar is the fact that it must find the shortest path first, this ends up making it generating many paths and exploring many nodes in order to ensure this feature. That is why the core feature that allows it to find more correct paths, the heuristic, should be as optimal as possible. That is why we have to look at the heuristics presented and determine which allows Astar to be more efficient.</text:span></text:p>
            <text:p><text:span text:style-name="T9"/></text:p>
            <text:p><text:span text:style-name="T9">Given an example grid of 5x5 with a start at 1-1 and a goal at 5-5 we find that:</text:span></text:p>
            <text:list text:style-name="L1">
              <text:list-item>
                <text:list>
                  <text:list-item>
                    <text:p><text:span text:style-name="T9">h_e generates 774 nodes</text:span></text:p>
                  </text:list-item>
                  <text:list-item>
                    <text:p><text:span text:style-name="T9">h_m generates 691 nodes</text:span></text:p>
                  </text:list-item>
                </text:list>
              </text:list-item>
            </text:list>
            <text:p><text:span text:style-name="T9"/></text:p>
            <text:p><text:span text:style-name="T9">These numbers suggest that h_m (the Manhattan distance) is more effective, but why? This is probably because of the fact that the cost of h_e is higher on certain nodes. </text:span></text:p>
            <text:p><text:span text:style-name="T9"/></text:p>
            <text:p><text:span text:style-name="T9">Take a look at the paths from h_m and h_e</text:span></text:p>
            <text:list text:continue-numbering="true" text:style-name="L1">
              <text:list-item>
                <text:list>
                  <text:list-item>
                    <text:p><text:span text:style-name="T9">h_e generates [1-1,2-1,3-1,3-2,3-3,3-4,4-4,4-5,5-5].</text:span></text:p>
                  </text:list-item>
                  <text:list-item>
                    <text:p><text:span text:style-name="T9">h_m generates [1-1,2-1,3-1,3-2,3-3,4-3,4-4,4-5,5-5].</text:span></text:p>
                  </text:list-item>
                </text:list>
              </text:list-item>
            </text:list>
            <text:p><text:span text:style-name="T9"/></text:p>
            <text:p><text:span text:style-name="T9">Notice that the point where the two differ is at 3-3. Why is 3-3 special? It is because h_e looks at more paths because of how it is defined, while h_m simply choses the path with the least overall cost. This difference in path checking does not happen very often, in fact in only starts to appear with a grid size of at least four, but as the paths to check get longer, h_e make astar consider more paths than it needs to, while h_m does not.</text:span></text:p>
            <text:p><text:span text:style-name="T9"/></text:p>
            <text:p><text:span text:style-name="T9">This means that h_m is a better heuristic for Astar. </text:span></text:p>
            <text:p><text:span text:style-name="T17"/></text:p>
            <text:p><text:span text:style-name="T17"/></text:p>
            <text:p><text:span text:style-name="T9"/></text:p>
            <text:p><text:span text:style-name="T9"/></text:p>
            <text:p><text:span text:style-name="T9"/></text:p>
            <text:p><text:span text:style-name="T9"/></text:p>
            <text:p><text:span text:style-name="T27"/></text:p>
          </draw:text-box>
        </draw:frame>
        <presentation:notes draw:style-name="dp2">
          <office:forms form:automatic-focus="false" form:apply-design-mode="false"/>
          <draw:page-thumbnail draw:style-name="gr5" draw:layer="layout" svg:width="13.968cm" svg:height="10.476cm" svg:x="3.81cm" svg:y="2.123cm" draw:page-number="10" presentation:class="page"/>
          <draw:frame presentation:style-name="pr3" draw:text-style-name="P8"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3" draw:text-style-name="P2" draw:layer="layout" svg:width="7.112cm" svg:height="1.673cm" svg:x="13.888cm" svg:y="0.109cm">
          <draw:text-box>
            <text:p text:style-name="P5"/>
            <text:p text:style-name="P5">Report 4<text:tab/><text:tab/>11<text:span text:style-name="T3"> <text:s text:c="7"/></text:span></text:p>
          </draw:text-box>
        </draw:frame>
        <draw:frame draw:style-name="gr19" draw:text-style-name="P19" draw:layer="layout" svg:width="18.288cm" svg:height="24.362cm" svg:x="1.524cm" svg:y="2.308cm">
          <draw:text-box>
            <text:p><text:span text:style-name="T11">5.2 RTA efficiency</text:span></text:p>
            <text:p><text:span text:style-name="T9"/></text:p>
            <text:p><text:span text:style-name="T9">Given that we did not properly implement count we can only speculate the run times of h_m and h_e on the RTA search algorithm. Given that RTA searches for the fastest path, it does not consider nearly as many nodes and simply generates a solution. Since the difference between h_m and h_e took more than a hundred nodes to show, it may not even be noticeable in the RTA algorithm.</text:span></text:p>
            <text:p><text:span text:style-name="T9"/></text:p>
            <text:p><text:span text:style-name="T9">However, even though the amount of counted nodes would be smaller in RTA, h_m should still be more efficient as grid size increases.</text:span></text:p>
            <text:p><text:span text:style-name="T9"/></text:p>
            <text:p><text:span text:style-name="T9"/></text:p>
            <text:p><text:span text:style-name="T11">5.3 Conclusion</text:span></text:p>
            <text:p><text:span text:style-name="T9"/></text:p>
            <text:p><text:span text:style-name="T9">Astar and RTA are both search algorithms that depend very much on the heuristics given to them, that is why this reports concludes that overall, h_m, otherwise known as the Manhattan distance as a heuristic is the more efficient heuristic for these searches.</text:span></text:p>
            <text:p><text:span text:style-name="T9"/></text:p>
            <text:p><text:span text:style-name="T9"/></text:p>
            <text:p text:style-name="P3"><text:span text:style-name="T11">End of Report</text:span></text:p>
            <text:p><text:span text:style-name="T9"/></text:p>
            <text:p><text:span text:style-name="T9"/></text:p>
            <text:p><text:span text:style-name="T9"/></text:p>
            <text:p><text:span text:style-name="T9"/></text:p>
            <text:p><text:span text:style-name="T27"/></text:p>
          </draw:text-box>
        </draw:frame>
        <presentation:notes draw:style-name="dp2">
          <office:forms form:automatic-focus="false" form:apply-design-mode="false"/>
          <draw:page-thumbnail draw:style-name="gr5" draw:layer="layout" svg:width="13.968cm" svg:height="10.476cm" svg:x="3.81cm" svg:y="2.123cm" draw:page-number="11" presentation:class="page"/>
          <draw:frame presentation:style-name="pr3"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1" svg:font-family="Symbol"/>
    <style:font-face style:name="Symbol" svg:font-family="Symbol" style:font-family-generic="swiss"/>
    <style:font-face style:name="Times-Italic" svg:font-family="Times-Italic" style:font-family-generic="swiss"/>
    <style:font-face style:name="Times-Roman" svg:font-family="Times-Roman"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1cm" fo:page-height="28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5.285cm" svg:height="7.047cm" svg:x="3.004cm" svg:y="2.397cm"/>
      <draw:page-thumbnail draw:layer="backgroundobjects" svg:width="5.285cm" svg:height="7.047cm" svg:x="3.004cm" svg:y="10.445cm"/>
      <draw:page-thumbnail draw:layer="backgroundobjects" svg:width="5.285cm" svg:height="7.047cm" svg:x="3.004cm" svg:y="18.493cm"/>
      <draw:page-thumbnail draw:layer="backgroundobjects" svg:width="5.285cm" svg:height="7.047cm" svg:x="13.299cm" svg:y="2.397cm"/>
      <draw:page-thumbnail draw:layer="backgroundobjects" svg:width="5.285cm" svg:height="7.047cm" svg:x="13.299cm" svg:y="10.445cm"/>
      <draw:page-thumbnail draw:layer="backgroundobjects" svg:width="5.285cm" svg:height="7.047cm" svg:x="13.299cm" svg:y="18.493cm"/>
    </style:handout-master>
    <style:master-page style:name="Default" style:page-layout-name="PM1" draw:style-name="Mdp1">
      <office:forms form:automatic-focus="false" form:apply-design-mode="false"/>
      <draw:frame presentation:style-name="Default-title" draw:layer="backgroundobjects" svg:width="18.899cm" svg:height="4.675cm" svg:x="1.05cm" svg:y="1.116cm" presentation:class="title" presentation:placeholder="true">
        <draw:text-box/>
      </draw:frame>
      <draw:frame presentation:style-name="Default-outline1" draw:layer="backgroundobjects" svg:width="18.899cm" svg:height="16.239cm" svg:x="1.05cm" svg:y="6.552cm" presentation:class="outline" presentation:placeholder="true">
        <draw:text-box/>
      </draw:frame>
      <draw:frame presentation:style-name="Mpr1" draw:text-style-name="MP2" draw:layer="backgroundobjects" svg:width="4.892cm" svg:height="1.931cm" svg:x="1.05cm" svg:y="25.508cm" presentation:class="date-time">
        <draw:text-box>
          <text:p text:style-name="MP1"><text:span text:style-name="MT1"><presentation:date-time/></text:span></text:p>
        </draw:text-box>
      </draw:frame>
      <draw:frame presentation:style-name="Mpr1" draw:text-style-name="MP6" draw:layer="backgroundobjects" svg:width="6.656cm" svg:height="1.931cm" svg:x="7.182cm" svg:y="25.508cm" presentation:class="footer">
        <draw:text-box>
          <text:p text:style-name="MP5"><text:span text:style-name="MT1"><presentation:footer/></text:span></text:p>
        </draw:text-box>
      </draw:frame>
      <draw:frame presentation:style-name="Mpr1" draw:text-style-name="MP4" draw:layer="backgroundobjects" svg:width="4.892cm" svg:height="1.931cm" svg:x="15.057cm" svg:y="25.50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28T10:22:36.102000000</meta:creation-date>
    <dc:date>2016-11-21T11:32:22.716000000</dc:date>
    <meta:editing-duration>PT1H57M48S</meta:editing-duration>
    <meta:editing-cycles>16</meta:editing-cycles>
    <meta:generator>LibreOffice/4.4.2.2$Windows_x86 LibreOffice_project/c4c7d32d0d49397cad38d62472b0bc8acff48dd6</meta:generator>
    <meta:document-statistic meta:object-count="74"/>
  </office:meta>
</office:document-meta>
</file>